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ctingResponseError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ractingResponseErrorHandlerTests.ha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ractingResponseErrorHandlerTests.handleNoMatc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ractingResponseErrorHandlerTests.hasError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ractingResponseErrorHandlerTests.handleErrorSeri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RestClientException.MyRestClientException( String msg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tClientException.MyRestClien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stClientException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ingResponseErrorHandlerTests.handleErrorStatu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ractingResponseErrorHandlerTests.handl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